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7cm" fo:min-width="0.207cm"/>
    </style:style>
    <style:style style:name="gr2" style:family="graphic" style:parent-style-name="standard">
      <style:graphic-properties draw:stroke="none" svg:stroke-color="#000000" draw:fill="none" draw:fill-color="#ffffff" draw:textarea-horizontal-align="left" draw:textarea-vertical-align="middle" draw:auto-grow-height="true" draw:auto-grow-width="true" fo:min-height="0.712cm" fo:min-width="0.353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5" style:family="graphic" style:parent-style-name="standard">
      <style:graphic-properties draw:opacity="0%" draw:textarea-horizontal-align="justify" draw:textarea-vertical-align="middle" draw:auto-grow-height="false" fo:min-height="5.75cm" fo:min-width="9.25cm"/>
    </style:style>
    <style:style style:name="gr6" style:family="graphic" style:parent-style-name="standard">
      <style:graphic-properties draw:fill-color="#afd095" draw:textarea-horizontal-align="justify" draw:textarea-vertical-align="middle" draw:auto-grow-height="false" fo:min-height="0.457cm" fo:min-width="0.207cm"/>
    </style:style>
    <style:style style:name="gr7" style:family="graphic" style:parent-style-name="standard">
      <style:graphic-properties draw:fill-color="#d62e4e" draw:textarea-horizontal-align="justify" draw:textarea-vertical-align="middle" draw:auto-grow-height="false" fo:min-height="0.457cm" fo:min-width="0.207cm"/>
    </style:style>
    <style:style style:name="gr8" style:family="graphic" style:parent-style-name="standard">
      <style:graphic-properties draw:fill-color="#ffff6d" draw:textarea-horizontal-align="justify" draw:textarea-vertical-align="middle" draw:auto-grow-height="false" fo:min-height="0.457cm" fo:min-width="0.207cm"/>
    </style:style>
    <style:style style:name="gr9" style:family="graphic" style:parent-style-name="standard">
      <style:graphic-properties draw:fill-color="#ff0000" draw:textarea-horizontal-align="justify" draw:textarea-vertical-align="middle" draw:auto-grow-height="false" fo:min-height="0.457cm" fo:min-width="0.207cm"/>
    </style:style>
    <style:style style:name="gr10" style:family="graphic" style:parent-style-name="standard">
      <style:graphic-properties draw:fill-color="#729fcf" draw:textarea-horizontal-align="justify" draw:textarea-vertical-align="middle" draw:auto-grow-height="false" fo:min-height="0.457cm" fo:min-width="0.207cm"/>
    </style:style>
    <style:style style:name="gr11"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4.045cm"/>
      <style:paragraph-properties style:writing-mode="lr-tb"/>
    </style:style>
    <style:style style:name="gr15" style:family="graphic" style:parent-style-name="standard">
      <style:graphic-properties draw:fill-color="#d4ea6b" draw:textarea-horizontal-align="justify" draw:textarea-vertical-align="middle" draw:auto-grow-height="false" fo:min-height="0.457cm" fo:min-width="0.207cm"/>
    </style:style>
    <style:style style:name="gr16" style:family="graphic" style:parent-style-name="standard">
      <style:graphic-properties draw:fill-color="#ffb66c" draw:textarea-horizontal-align="justify" draw:textarea-vertical-align="middle" draw:auto-grow-height="false" fo:min-height="0.457cm" fo:min-width="0.207cm"/>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7.111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7.771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20" style:family="graphic" style:parent-style-name="standard">
      <style:graphic-properties draw:fill-color="#ffffff" draw:textarea-horizontal-align="justify" draw:textarea-vertical-align="top" draw:auto-grow-height="false" fo:min-height="5.75cm" fo:min-width="5cm"/>
      <style:paragraph-properties style:writing-mode="lr-tb"/>
    </style:style>
    <style:style style:name="gr21" style:family="graphic" style:parent-style-name="objectwithoutfill">
      <style:graphic-properties draw:fill="none" draw:textarea-vertical-align="middle"/>
      <style:paragraph-properties style:writing-mode="lr-tb"/>
    </style:style>
    <style:style style:name="gr22" style:family="graphic" style:parent-style-name="objectwithoutfill">
      <style:graphic-properties draw:fill="none" draw:textarea-vertical-align="middle"/>
    </style:style>
    <style:style style:name="gr23" style:family="graphic" style:parent-style-name="standard">
      <style:graphic-properties draw:fill-color="#ffffff" draw:textarea-horizontal-align="justify" draw:textarea-vertical-align="top" draw:auto-grow-height="false" fo:min-height="5.5cm" fo:min-width="5.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4.996cm" fo:min-width="6.06cm"/>
      <style:paragraph-properties style:writing-mode="lr-tb"/>
    </style:style>
    <style:style style:name="gr25" style:family="graphic" style:parent-style-name="standard">
      <style:graphic-properties draw:fill-color="#ffffff" draw:textarea-horizontal-align="justify" draw:textarea-vertical-align="top" draw:auto-grow-height="false" fo:min-height="3.25cm" fo:min-width="5.8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776cm" fo:min-width="0cm"/>
      <style:paragraph-properties style:writing-mode="lr-tb"/>
    </style:style>
    <style:style style:name="gr27" style:family="graphic" style:parent-style-name="standard">
      <style:graphic-properties draw:fill-color="#ffffff" draw:textarea-horizontal-align="justify" draw:textarea-vertical-align="top" draw:auto-grow-height="false" fo:min-height="3cm" fo:min-width="5cm"/>
      <style:paragraph-properties style:writing-mode="lr-tb"/>
    </style:style>
    <style:style style:name="gr28" style:family="graphic" style:parent-style-name="objectwithoutfill">
      <style:graphic-properties draw:marker-end="Arrowheads_20_1" draw:marker-end-width="0.3cm" draw:fill="none" draw:textarea-vertical-align="middle"/>
    </style:style>
    <style:style style:name="gr29" style:family="graphic" style:parent-style-name="objectwithoutfill">
      <style:graphic-properties draw:marker-end="Arrowheads_20_2" draw:marker-end-width="0.3cm"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024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1.475cm"/>
      <style:paragraph-properties style:writing-mode="lr-tb"/>
    </style:style>
    <style:style style:name="gr32"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loext:graphic-properties draw:opacity="0%"/>
      <style:paragraph-properties fo:text-align="center"/>
    </style:style>
    <style:style style:name="P4" style:family="paragraph">
      <loext:graphic-properties draw:fill-color="#afd095"/>
      <style:paragraph-properties fo:text-align="center"/>
    </style:style>
    <style:style style:name="P5" style:family="paragraph">
      <loext:graphic-properties draw:fill-color="#d62e4e"/>
      <style:paragraph-properties fo:text-align="center"/>
    </style:style>
    <style:style style:name="P6" style:family="paragraph">
      <loext:graphic-properties draw:fill-color="#ffff6d"/>
      <style:paragraph-properties fo:text-align="center"/>
    </style:style>
    <style:style style:name="P7" style:family="paragraph">
      <loext:graphic-properties draw:fill-color="#ff0000"/>
      <style:paragraph-properties fo:text-align="center"/>
    </style:style>
    <style:style style:name="P8" style:family="paragraph">
      <loext:graphic-properties draw:fill-color="#729fcf"/>
      <style:paragraph-properties fo:text-align="center"/>
    </style:style>
    <style:style style:name="P9" style:family="paragraph">
      <loext:graphic-properties draw:fill-color="#d4ea6b"/>
      <style:paragraph-properties fo:text-align="center"/>
    </style:style>
    <style:style style:name="P10" style:family="paragraph">
      <loext:graphic-properties draw:fill-color="#ffb66c"/>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writing-mode="lr-tb"/>
    </style:style>
    <style:style style:name="P13" style:family="paragraph">
      <loext:graphic-properties draw:fill="none" draw:fill-color="#ffffff"/>
      <style:paragraph-properties style:writing-mode="lr-tb"/>
      <style:text-properties fo:font-size="14pt"/>
    </style:style>
    <style:style style:name="P14" style:family="paragraph">
      <style:paragraph-properties fo:text-align="center" style:writing-mode="lr-tb"/>
      <style:text-properties fo:font-size="14pt" style:font-size-asian="16pt" style:font-size-complex="16pt"/>
    </style:style>
    <style:style style:name="P15" style:family="paragraph">
      <loext:graphic-properties draw:fill-color="#ffffff"/>
      <style:paragraph-properties fo:text-align="center" style:writing-mode="lr-tb"/>
      <style:text-properties fo:font-size="14pt" style:font-size-asian="16pt" style:font-size-complex="16pt"/>
    </style:style>
    <style:style style:name="P16" style:family="paragraph">
      <style:paragraph-properties fo:text-align="start"/>
    </style:style>
    <style:style style:name="P17" style:family="paragraph">
      <loext:graphic-properties draw:fill="none"/>
      <style:paragraph-properties fo:text-align="center" style:writing-mode="lr-tb"/>
      <style:text-properties fo:font-size="14pt"/>
    </style:style>
    <style:style style:name="P18" style:family="paragraph">
      <loext:graphic-properties draw:fill="none"/>
      <style:paragraph-properties fo:text-align="center"/>
      <style:text-properties fo:font-size="14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4pt" fo:font-style="italic" style:font-size-asian="16pt" style:font-style-asian="italic" style:font-size-complex="16pt" style:font-style-complex="italic"/>
    </style:style>
    <style:style style:name="P22" style:family="paragraph">
      <loext:graphic-properties draw:fill-color="#ffffff"/>
      <style:paragraph-properties fo:text-align="center" style:writing-mode="lr-tb"/>
      <style:text-properties fo:font-size="14pt" fo:font-style="italic" style:font-size-asian="16pt" style:font-style-asian="italic" style:font-size-complex="16pt" style:font-style-complex="italic"/>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 style:family="text">
      <style:text-properties fo:font-size="14pt"/>
    </style:style>
    <style:style style:name="T3" style:family="text">
      <style:text-properties fo:font-size="14pt" style:font-size-asian="16pt" style:font-size-complex="16pt"/>
    </style:style>
    <style:style style:name="T4" style:family="text">
      <style:text-properties fo:font-size="14pt" style:font-size-asian="14pt" style:font-size-complex="14pt"/>
    </style:style>
    <style:style style:name="T5" style:family="text">
      <style:text-properties fo:font-size="14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99cm" svg:height="0.999cm" svg:x="3.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5.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cm" svg:y="3.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cm" svg:y="9cm">
          <draw:text-box>
            <text:p>1</text:p>
          </draw:text-box>
        </draw:frame>
        <draw:frame draw:style-name="gr2" draw:text-style-name="P2" draw:layer="layout" svg:width="0.853cm" svg:height="0.962cm" svg:x="11.4cm" svg:y="9cm">
          <draw:text-box>
            <text:p>5</text:p>
          </draw:text-box>
        </draw:frame>
        <draw:frame draw:style-name="gr3" draw:text-style-name="P2" draw:layer="layout" svg:width="0.925cm" svg:height="0.962cm" svg:x="1.85cm" svg:y="7.5cm">
          <draw:text-box>
            <text:p>A</text:p>
          </draw:text-box>
        </draw:frame>
        <draw:frame draw:style-name="gr4" draw:text-style-name="P2" draw:layer="layout" svg:width="0.959cm" svg:height="0.962cm" svg:x="1.85cm" svg:y="3.25cm">
          <draw:text-box>
            <text:p>C</text:p>
          </draw:text-box>
        </draw:frame>
        <draw:custom-shape draw:style-name="gr5" draw:text-style-name="P3" draw:layer="layout" svg:width="9.75cm" svg:height="6cm" svg:x="2.85cm" svg:y="2.75cm">
          <text:p/>
          <draw:enhanced-geometry svg:viewBox="0 0 21600 21600" draw:type="rectangle" draw:enhanced-path="M 0 0 L 21600 0 21600 21600 0 21600 0 0 Z N"/>
        </draw:custom-shape>
        <draw:custom-shape draw:style-name="gr6" draw:text-style-name="P4" draw:layer="layout" svg:width="0.999cm" svg:height="0.999cm" svg:x="3.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0.999cm" svg:height="0.999cm" svg:x="5.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5" draw:layer="layout" svg:width="0.999cm" svg:height="0.999cm" svg:x="7.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5" draw:layer="layout" svg:width="0.999cm" svg:height="0.999cm" svg:x="9.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3.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5.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1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17.6cm">
          <draw:text-box>
            <text:p>1</text:p>
          </draw:text-box>
        </draw:frame>
        <draw:frame draw:style-name="gr2" draw:text-style-name="P2" draw:layer="layout" svg:width="0.853cm" svg:height="0.962cm" svg:x="11.401cm" svg:y="17.6cm">
          <draw:text-box>
            <text:p>5</text:p>
          </draw:text-box>
        </draw:frame>
        <draw:frame draw:style-name="gr3" draw:text-style-name="P2" draw:layer="layout" svg:width="0.925cm" svg:height="0.962cm" svg:x="1.851cm" svg:y="16.1cm">
          <draw:text-box>
            <text:p>A</text:p>
          </draw:text-box>
        </draw:frame>
        <draw:frame draw:style-name="gr4" draw:text-style-name="P2" draw:layer="layout" svg:width="0.959cm" svg:height="0.962cm" svg:x="1.851cm" svg:y="11.85cm">
          <draw:text-box>
            <text:p>C</text:p>
          </draw:text-box>
        </draw:frame>
        <draw:custom-shape draw:style-name="gr5" draw:text-style-name="P3" draw:layer="layout" svg:width="9.75cm" svg:height="6cm" svg:x="2.851cm" svg:y="11.35cm">
          <text:p/>
          <draw:enhanced-geometry svg:viewBox="0 0 21600 21600" draw:type="rectangle" draw:enhanced-path="M 0 0 L 21600 0 21600 21600 0 21600 0 0 Z N"/>
        </draw:custom-shape>
        <draw:custom-shape draw:style-name="gr6" draw:text-style-name="P4" draw:layer="layout" svg:width="0.999cm" svg:height="0.999cm" svg:x="3.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4" draw:layer="layout" svg:width="0.999cm" svg:height="0.999cm" svg:x="5.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0.999cm" svg:height="0.999cm" svg:x="7.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7" draw:layer="layout" svg:width="0.999cm" svg:height="0.999cm" svg:x="9.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25.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3.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5.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8" draw:layer="layout" svg:width="0.999cm" svg:height="0.999cm" svg:x="7.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9.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11.251cm" svg:y="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3.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5.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7.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251cm" svg:y="2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3.401cm" svg:y="26.8cm">
          <draw:text-box>
            <text:p>1</text:p>
          </draw:text-box>
        </draw:frame>
        <draw:frame draw:style-name="gr2" draw:text-style-name="P2" draw:layer="layout" svg:width="0.853cm" svg:height="0.962cm" svg:x="11.401cm" svg:y="26.8cm">
          <draw:text-box>
            <text:p>5</text:p>
          </draw:text-box>
        </draw:frame>
        <draw:frame draw:style-name="gr3" draw:text-style-name="P2" draw:layer="layout" svg:width="0.925cm" svg:height="0.962cm" svg:x="1.851cm" svg:y="25.3cm">
          <draw:text-box>
            <text:p>A</text:p>
          </draw:text-box>
        </draw:frame>
        <draw:frame draw:style-name="gr4" draw:text-style-name="P2" draw:layer="layout" svg:width="0.959cm" svg:height="0.962cm" svg:x="1.851cm" svg:y="21.05cm">
          <draw:text-box>
            <text:p>C</text:p>
          </draw:text-box>
        </draw:frame>
        <draw:custom-shape draw:style-name="gr5" draw:text-style-name="P3" draw:layer="layout" svg:width="9.75cm" svg:height="6cm" svg:x="2.851cm" svg:y="20.55cm">
          <text:p/>
          <draw:enhanced-geometry svg:viewBox="0 0 21600 21600" draw:type="rectangle" draw:enhanced-path="M 0 0 L 21600 0 21600 21600 0 21600 0 0 Z N"/>
        </draw:custom-shape>
        <draw:frame draw:style-name="gr11" draw:text-style-name="P2" draw:layer="layout" svg:width="4.7cm" svg:height="6.65cm" svg:x="13.65cm" svg:y="11.444cm">
          <draw:text-box>
            <text:p>Option 1: Fill By Cinema A1-A5, B1 – B5, C1 -C5 – but people could be on opposite ends of the cinema</text:p>
            <text:p/>
          </draw:text-box>
        </draw:frame>
        <draw:frame draw:style-name="gr12" draw:text-style-name="P2" draw:layer="layout" svg:width="4.519cm" svg:height="0.962cm" svg:x="13.401cm" svg:y="3.95cm">
          <draw:text-box>
            <text:p>Empty cinema</text:p>
          </draw:text-box>
        </draw:frame>
        <draw:frame draw:style-name="gr13" draw:text-style-name="P2" draw:layer="layout" svg:width="4.7cm" svg:height="5.939cm" svg:x="13.85cm" svg:y="20.5cm">
          <draw:text-box>
            <text:p>Option 2: Fill By Cinema A1-A5, B5 – B1, C1 -C5 – enables people to sit close together</text:p>
            <text:p/>
          </draw:text-box>
        </draw:frame>
        <draw:frame draw:style-name="gr14" draw:text-style-name="P2" draw:layer="layout" svg:width="4.545cm" svg:height="0.962cm" svg:x="3.75cm" svg:y="1cm">
          <draw:text-box>
            <text:p>Initial planning</text:p>
          </draw:text-box>
        </draw:frame>
      </draw:page>
      <draw:page draw:name="page2" draw:style-name="dp1" draw:master-page-name="Default">
        <draw:custom-shape draw:style-name="gr15" draw:text-style-name="P9" draw:layer="layout" svg:width="0.999cm" svg:height="0.999cm" svg:x="3.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9" draw:layer="layout" svg:width="0.999cm" svg:height="0.999cm" svg:x="5.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9" draw:layer="layout" svg:width="0.999cm" svg:height="0.999cm" svg:x="7.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6.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3.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5.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draw:layer="layout" svg:width="0.999cm" svg:height="0.999cm" svg:x="7.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3.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5.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0" draw:layer="layout" svg:width="0.999cm" svg:height="0.999cm" svg:x="7.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9.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draw:layer="layout" svg:width="0.999cm" svg:height="0.999cm" svg:x="11.9cm" svg:y="2.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 draw:text-style-name="P2" draw:layer="layout" svg:width="0.853cm" svg:height="0.962cm" svg:x="4.05cm" svg:y="8.5cm">
          <draw:text-box>
            <text:p>1</text:p>
          </draw:text-box>
        </draw:frame>
        <draw:frame draw:style-name="gr2" draw:text-style-name="P2" draw:layer="layout" svg:width="0.853cm" svg:height="0.962cm" svg:x="12.05cm" svg:y="8.5cm">
          <draw:text-box>
            <text:p>5</text:p>
          </draw:text-box>
        </draw:frame>
        <draw:frame draw:style-name="gr3" draw:text-style-name="P2" draw:layer="layout" svg:width="0.925cm" svg:height="0.962cm" svg:x="2.5cm" svg:y="7cm">
          <draw:text-box>
            <text:p>A</text:p>
          </draw:text-box>
        </draw:frame>
        <draw:frame draw:style-name="gr4" draw:text-style-name="P2" draw:layer="layout" svg:width="0.959cm" svg:height="0.962cm" svg:x="2.5cm" svg:y="2.75cm">
          <draw:text-box>
            <text:p>C</text:p>
          </draw:text-box>
        </draw:frame>
        <draw:custom-shape draw:style-name="gr5" draw:text-style-name="P3" draw:layer="layout" svg:width="9.75cm" svg:height="6cm" svg:x="3.5cm" svg:y="2.25cm">
          <text:p/>
          <draw:enhanced-geometry svg:viewBox="0 0 21600 21600" draw:type="rectangle" draw:enhanced-path="M 0 0 L 21600 0 21600 21600 0 21600 0 0 Z N"/>
        </draw:custom-shape>
        <draw:frame draw:style-name="gr17" draw:text-style-name="P12" draw:layer="layout" svg:width="5.5cm" svg:height="7.361cm" svg:x="14cm" svg:y="2.25cm">
          <draw:text-box>
            <text:p text:style-name="P11"><text:span text:style-name="T1">Option 3. Fill By Row But w</text:span>hat happens in this situation? Do we continue to fill from the front or just stop since we’ve not got 3 spaces left on the same row?</text:p>
          </draw:text-box>
        </draw:frame>
        <draw:frame draw:style-name="gr18" draw:text-style-name="P13" draw:layer="layout" svg:width="18.5cm" svg:height="8.021cm" svg:x="1.25cm" svg:y="10.25cm">
          <draw:text-box>
            <text:p><text:span text:style-name="T2">I think option 2 makes the most sense to fill the maximum number of seats and keep customers close together, however it doesn’t allow customers to select their own seats</text:span></text:p>
            <text:p><text:span text:style-name="T2"/></text:p>
            <text:p><text:span text:style-name="T2">Possible ways to proceed:</text:span></text:p>
            <text:p><text:span text:style-name="T2">1. A pre-populated list of seats could <text:s/>be pushed to a queue at the start and popped off as and when requested, however this may break the requirement for the seats to be recorded as allocated</text:span></text:p>
            <text:p><text:span text:style-name="T2">2. An ordered list of seats is created at the start, and each seat is marked as unoccupied. Then as seats are requested the seats are marked as allocated and returned to the requester</text:span></text:p>
            <text:p><text:span text:style-name="T2">3. A 2 Dimensional array could be initialised at the start, and then as seats are requested the array is indexed and the appropriate seats are returned and marked as allocated – bit messy that though </text:span></text:p>
          </draw:text-box>
        </draw:frame>
        <draw:frame draw:style-name="gr19" draw:text-style-name="P13" draw:layer="layout" svg:width="18.25cm" svg:height="1.916cm" svg:x="1.25cm" svg:y="18.866cm">
          <draw:text-box>
            <text:p><text:span text:style-name="T2">So we need a cinema, populated with seats, a ticket request with 1 to 3 seats, list of tickets allocated, list of tickets free, and a console application with random number generator</text:span></text:p>
          </draw:text-box>
        </draw:frame>
      </draw:page>
      <draw:page draw:name="page3" draw:style-name="dp1" draw:master-page-name="Default">
        <draw:custom-shape draw:style-name="gr20" draw:text-style-name="P15" draw:layer="layout" svg:width="5.5cm" svg:height="6cm" svg:x="12cm" svg:y="13.75cm">
          <text:p text:style-name="P14"><text:span text:style-name="T3">Seat</text:span></text:p>
          <draw:enhanced-geometry svg:viewBox="0 0 21600 21600" draw:type="rectangle" draw:enhanced-path="M 0 0 L 21600 0 21600 21600 0 21600 0 0 Z N"/>
        </draw:custom-shape>
        <draw:line draw:style-name="gr21" draw:text-style-name="P17" draw:layer="layout" svg:x1="12cm" svg:y1="17cm" svg:x2="17.5cm" svg:y2="17cm">
          <text:p text:style-name="P1"><text:span text:style-name="T2"/></text:p>
          <text:p text:style-name="P16"><text:span text:style-name="T3">- row : String</text:span></text:p>
          <text:p text:style-name="P16"><text:span text:style-name="T3">- number : int</text:span></text:p>
          <text:p text:style-name="P16"><text:span text:style-name="T3">- allocated : bool</text:span></text:p>
          <text:p text:style-name="P16"><text:span text:style-name="T3"/></text:p>
          <text:p text:style-name="P16"><text:span text:style-name="T3">+ isAllocated() : bool</text:span></text:p>
          <text:p text:style-name="P16"><text:span text:style-name="T3">+ getPosition() : String</text:span></text:p>
          <text:p text:style-name="P16"><text:span text:style-name="T3">+ allocate() : bool</text:span></text:p>
          <text:p text:style-name="P16"><text:span text:style-name="T3"/></text:p>
        </draw:line>
        <draw:line draw:style-name="gr22" draw:text-style-name="P18" draw:layer="layout" svg:x1="17.5cm" svg:y1="14.85cm" svg:x2="12cm" svg:y2="14.85cm">
          <text:p/>
        </draw:line>
        <draw:g>
          <draw:custom-shape draw:style-name="gr23" draw:text-style-name="P15" draw:layer="layout" svg:width="6.4cm" svg:height="5.75cm" svg:x="1.35cm" svg:y="7.9cm">
            <text:p text:style-name="P14"><text:span text:style-name="T3">Cinema</text:span></text:p>
            <draw:enhanced-geometry svg:viewBox="0 0 21600 21600" draw:type="rectangle" draw:enhanced-path="M 0 0 L 21600 0 21600 21600 0 21600 0 0 Z N"/>
          </draw:custom-shape>
          <draw:frame draw:style-name="gr24" draw:text-style-name="P19" draw:layer="layout" svg:width="6.56cm" svg:height="5.246cm" svg:x="1.553cm" svg:y="8.734cm">
            <draw:text-box>
              <text:p><text:span text:style-name="T4">-seats : List &lt;Seats&gt;</text:span></text:p>
              <text:p><text:span text:style-name="T4"/></text:p>
              <text:p><text:span text:style-name="T4">+ bookSeats (num:int) :</text:span></text:p>
              <text:p><text:span text:style-name="T4"><text:tab/></text:span><text:span text:style-name="T4">List &lt;Seats&gt;</text:span></text:p>
              <text:p><text:span text:style-name="T4">+ requestFreeSeats () :</text:span></text:p>
              <text:p><text:span text:style-name="T4"><text:tab/></text:span><text:span text:style-name="T4">List &lt;Seats&gt;</text:span></text:p>
              <text:p><text:span text:style-name="T4">+ requestOccupiedSeats() :</text:span></text:p>
              <text:p><text:span text:style-name="T4"><text:tab/></text:span><text:span text:style-name="T4">List &lt;Seats&gt;</text:span></text:p>
              <text:p><text:span text:style-name="T4"/></text:p>
            </draw:text-box>
          </draw:frame>
          <draw:line draw:style-name="gr22" draw:text-style-name="P20" draw:layer="layout" svg:x1="1.25cm" svg:y1="8.65cm" svg:x2="7.75cm" svg:y2="8.65cm">
            <text:p/>
          </draw:line>
          <draw:line draw:style-name="gr22" draw:text-style-name="P20" draw:layer="layout" svg:x1="1.25cm" svg:y1="9.65cm" svg:x2="7.75cm" svg:y2="9.65cm">
            <text:p/>
          </draw:line>
        </draw:g>
        <draw:g>
          <draw:custom-shape draw:style-name="gr25" draw:text-style-name="P22" draw:layer="layout" svg:width="6.35cm" svg:height="3.5cm" svg:x="11.4cm" svg:y="8.224cm">
            <text:p text:style-name="P21"><text:span text:style-name="T5">SeatPlanner</text:span></text:p>
            <draw:enhanced-geometry svg:viewBox="0 0 21600 21600" draw:mirror-horizontal="false" draw:mirror-vertical="false" draw:type="rectangle" draw:enhanced-path="M 0 0 L 21600 0 21600 21600 0 21600 0 0 Z N"/>
          </draw:custom-shape>
          <draw:frame draw:style-name="gr26" draw:text-style-name="P19" draw:layer="layout" svg:width="6.65cm" svg:height="3.026cm" svg:x="11.35cm" svg:y="9.224cm">
            <draw:text-box>
              <text:p><text:span text:style-name="T4">+ plan (rowCount: int, <text:s text:c="10"/>seatCount :int) :</text:span></text:p>
              <text:p><text:span text:style-name="T4"><text:tab/></text:span><text:span text:style-name="T4"> </text:span><text:span text:style-name="T4">List &lt;Seats&gt;</text:span></text:p>
            </draw:text-box>
          </draw:frame>
          <draw:line draw:style-name="gr22" draw:text-style-name="P20" draw:layer="layout" svg:x1="17.75cm" svg:y1="9.224cm" svg:x2="11.499cm" svg:y2="9.223cm">
            <text:p/>
          </draw:line>
        </draw:g>
        <draw:custom-shape draw:style-name="gr27" draw:text-style-name="P15" draw:layer="layout" svg:width="5.5cm" svg:height="3.25cm" svg:x="9cm" svg:y="1.5cm">
          <text:p text:style-name="P14"><text:span text:style-name="T3">CinnomanApp</text:span></text:p>
          <draw:enhanced-geometry svg:viewBox="0 0 21600 21600" draw:type="rectangle" draw:enhanced-path="M 0 0 L 21600 0 21600 21600 0 21600 0 0 Z N"/>
        </draw:custom-shape>
        <draw:line draw:style-name="gr28" draw:text-style-name="P20" draw:layer="layout" svg:x1="14.75cm" svg:y1="13.75cm" svg:x2="14.75cm" svg:y2="11.75cm">
          <text:p/>
        </draw:line>
        <draw:line draw:style-name="gr29" draw:text-style-name="P20" draw:layer="layout" svg:x1="11.5cm" svg:y1="9.75cm" svg:x2="7.75cm" svg:y2="9.25cm">
          <text:p/>
        </draw:line>
        <draw:frame draw:style-name="gr30" draw:text-style-name="P19" draw:layer="layout" svg:width="4.524cm" svg:height="0.806cm" svg:x="9.476cm" svg:y="2.25cm">
          <draw:text-box>
            <text:p><text:span text:style-name="T4">- cinema : Cinema</text:span></text:p>
          </draw:text-box>
        </draw:frame>
        <draw:line draw:style-name="gr22" draw:text-style-name="P20" draw:layer="layout" svg:x1="14.5cm" svg:y1="3.25cm" svg:x2="9cm" svg:y2="3.25cm">
          <text:p/>
        </draw:line>
        <draw:frame draw:style-name="gr31" draw:text-style-name="P19" draw:layer="layout" svg:width="1.975cm" svg:height="0.806cm" svg:x="9.75cm" svg:y="3.694cm">
          <draw:text-box>
            <text:p><text:span text:style-name="T4">+ run()</text:span></text:p>
          </draw:text-box>
        </draw:frame>
        <draw:line draw:style-name="gr22" draw:text-style-name="P20" draw:layer="layout" svg:x1="9cm" svg:y1="2.25cm" svg:x2="14.5cm" svg:y2="2.25cm">
          <text:p/>
        </draw:line>
        <draw:line draw:style-name="gr32" draw:text-style-name="P20" draw:layer="layout" svg:x1="4.75cm" svg:y1="7.75cm" svg:x2="9cm" svg:y2="2.75cm">
          <text:p/>
        </draw:lin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2T16:17:46.247000000</meta:creation-date>
    <dc:date>2023-09-22T18:47:52.875000000</dc:date>
    <meta:editing-duration>PT2H11M58S</meta:editing-duration>
    <meta:editing-cycles>6</meta:editing-cycles>
    <meta:generator>LibreOffice/7.4.7.2$Windows_X86_64 LibreOffice_project/723314e595e8007d3cf785c16538505a1c878ca5</meta:generator>
    <meta:document-statistic meta:object-count="107"/>
  </office:meta>
</office:document-meta>
</file>